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9d4" officeooo:paragraph-rsid="0015b9d4"/>
    </style:style>
    <style:style style:name="P2" style:family="paragraph" style:parent-style-name="Standard">
      <style:text-properties officeooo:rsid="001a73aa" officeooo:paragraph-rsid="001a73aa"/>
    </style:style>
    <style:style style:name="P3" style:family="paragraph" style:parent-style-name="Standard">
      <style:paragraph-properties fo:break-before="page"/>
      <style:text-properties officeooo:rsid="0015b9d4" officeooo:paragraph-rsid="0015b9d4"/>
    </style:style>
    <style:style style:name="P4" style:family="paragraph" style:parent-style-name="Standard">
      <style:paragraph-properties fo:break-before="page"/>
      <style:text-properties officeooo:rsid="001a73aa" officeooo:paragraph-rsid="001a73aa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7c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6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7d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9e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73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b7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15cf71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2a16171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292f1e6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2ae64fd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2990d13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2fa45c6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302ccc8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3014b08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2faba2b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1bb79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of the following follows from the observation that</text:p>
      <text:p text:style-name="P1"/>
      <text:p text:style-name="P1"/>
      <text:p text:style-name="P3"><text:span text:style-name="T1">Zeta </text:span>Harmonic Number Forms</text:p>
      <text:p text:style-name="P1"/>
      <text:p text:style-name="P7"><text:span text:style-name="MathematicaFormatStandardForm"><text:span text:style-name="T2"><draw:frame draw:style-name="fr1" draw:name="Object199" text:anchor-type="as-char" svg:y="-0.2437in" svg:width="2.9744in" svg:height="0.542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8"><text:span text:style-name="MathematicaFormatStandardForm"><text:span text:style-name="T2"><draw:frame draw:style-name="fr1" draw:name="Object501" text:anchor-type="as-char" svg:y="-0.2043in" svg:width="6.2654in" svg:height="0.32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7">for re(</text:span></text:span><text:span text:style-name="MathematicaFormatStandardForm"><text:span text:style-name="T8">s</text:span></text:span><text:span text:style-name="MathematicaFormatStandardForm"><text:span text:style-name="T7">)&gt;</text:span></text:span><text:span text:style-name="MathematicaFormatStandardForm"><text:span text:style-name="T9">1/2</text:span></text:span></text:p>
      <text:p text:style-name="P1"/>
      <text:p text:style-name="P1"/>
      <text:p text:style-name="P1"/>
      <text:p text:style-name="P3"><text:span text:style-name="T1">Zeta </text:span>Trig Forms</text:p>
      <text:p text:style-name="P1"/>
      <text:p text:style-name="P6"><text:span text:style-name="MathematicaFormatStandardForm"><text:span text:style-name="T2"><draw:frame draw:style-name="fr1" draw:name="Object459" text:anchor-type="as-char" svg:y="-0.2339in" svg:width="4.5161in" svg:height="0.3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3">re</text:span></text:span><text:span text:style-name="MathematicaFormatStandardForm"><text:span text:style-name="T4">(</text:span></text:span><text:span text:style-name="MathematicaFormatStandardForm"><text:span text:style-name="T5">t</text:span></text:span><text:span text:style-name="MathematicaFormatStandardForm"><text:span text:style-name="T4">) &gt; </text:span></text:span><text:span text:style-name="MathematicaFormatStandardForm"><text:span text:style-name="T6">0</text:span></text:span></text:p>
      <text:p text:style-name="P6"><text:span text:style-name="MathematicaFormatStandardForm"><text:span text:style-name="T6"/></text:span></text:p>
      <text:p text:style-name="P6"><text:span text:style-name="MathematicaFormatStandardForm"><text:span text:style-name="T2"><draw:frame draw:style-name="fr1" draw:name="Object481" text:anchor-type="as-char" svg:y="-0.3984in" svg:width="2.6835in" svg:height="0.526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3">re</text:span></text:span><text:span text:style-name="MathematicaFormatStandardForm"><text:span text:style-name="T4">(</text:span></text:span><text:span text:style-name="MathematicaFormatStandardForm"><text:span text:style-name="T5">t</text:span></text:span><text:span text:style-name="MathematicaFormatStandardForm"><text:span text:style-name="T4">) &gt; </text:span></text:span><text:span text:style-name="MathematicaFormatStandardForm"><text:span text:style-name="T6">0</text:span></text:span></text:p>
      <text:p text:style-name="P1"/>
      <text:p text:style-name="P4">Trig Identities</text:p>
      <text:p text:style-name="P2"/>
      <text:p text:style-name="P9"><text:span text:style-name="MathematicaFormatStandardForm"><text:span text:style-name="T2"><draw:frame draw:style-name="fr1" draw:name="Object497" text:anchor-type="as-char" svg:y="-0.2374in" svg:width="2.9484in" svg:height="0.35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7">at zeta zeros-</text:span></text:span><text:span text:style-name="MathematicaFormatStandardForm"><text:span text:style-name="T10">1/2</text:span></text:span></text:p>
      <text:p text:style-name="P9"><text:span text:style-name="MathematicaFormatStandardForm"><text:span text:style-name="T10"/></text:span></text:p>
      <text:p text:style-name="P10"><text:span text:style-name="MathematicaFormatStandardForm"><text:span text:style-name="T2"><draw:frame draw:style-name="fr1" draw:name="Object494" text:anchor-type="as-char" svg:y="-0.378in" svg:width="1.9835in" svg:height="0.518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1">at t is the imaginary part of zeta zeroes</text:span></text:span></text:p>
      <text:p text:style-name="P3">Identities</text:p>
      <text:p text:style-name="P1"/>
      <text:p text:style-name="P5"><text:span text:style-name="MathematicaFormatStandardForm"><text:span text:style-name="T2"><draw:frame draw:style-name="fr1" draw:name="Object326" text:anchor-type="as-char" svg:y="-0.2547in" svg:width="3.5807in" svg:height="0.37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5"><text:span text:style-name="MathematicaFormatStandardForm"><text:span text:style-name="T2"/></text:span></text:p>
      <text:p text:style-name="P5"><text:span text:style-name="MathematicaFormatStandardForm"><text:span text:style-name="T2"><draw:frame draw:style-name="fr1" draw:name="Object331" text:anchor-type="as-char" svg:y="-0.2547in" svg:width="4.3071in" svg:height="0.37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5"><text:span text:style-name="MathematicaFormatStandardForm"><text:span text:style-name="T2"/></text:span></text:p>
      <text:p text:style-name="P5"><text:span text:style-name="MathematicaFormatStandardForm"><text:span text:style-name="T2"><draw:frame draw:style-name="fr1" draw:name="Object333" text:anchor-type="as-char" svg:y="-0.2547in" svg:width="4.422in" svg:height="0.4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0:20:31.148000000</meta:creation-date>
    <meta:generator>LibreOffice/5.0.0.5$Windows_x86 LibreOffice_project/1b1a90865e348b492231e1c451437d7a15bb262b</meta:generator>
    <dc:date>2015-12-17T00:06:17.447000000</dc:date>
    <meta:editing-duration>P1DT9H51M44S</meta:editing-duration>
    <meta:editing-cycles>10</meta:editing-cycles>
    <meta:document-statistic meta:table-count="0" meta:image-count="0" meta:object-count="9" meta:page-count="5" meta:paragraph-count="14" meta:word-count="39" meta:character-count="209" meta:non-whitespace-character-count="180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s</mi>
              <mo stretchy="false">−</mo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1-s)(%zeta( s )-sum from j = 1 to n {1 over j^s})+(s-1+x)( n^x)(%zeta( s+x )-sum from j = 1 to n {1 over j^{s+x}}) = 0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i>s</mi>
            <mo stretchy="false">−</mo>
            <mn>1</mn>
            <mo stretchy="false">+</mo>
            <mi>y</mi>
          </mrow>
        </mrow>
        <mo fence="true" stretchy="false">)</mo>
      </mrow>
      <mrow>
        <mo fence="true" stretchy="false">(</mo>
        <mrow>
          <msup>
            <mi>n</mi>
            <mi>y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i>s</mi>
              <mo stretchy="false">−</mo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s-1+y)(n^y)(%zeta( s+y )-sum from j = 1 to n {1 over j^{s+y}})-(s-1+x)( n^x)(%zeta( s+x )-sum from j = 1 to n {1 over j^{s+x}}) = 0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row>
              <mo stretchy="false">−</mo>
              <mfrac>
                <mn>1</mn>
                <mn>2</mn>
              </mfrac>
            </mrow>
            <mo stretchy="false">−</mo>
            <mi>x</mi>
          </mrow>
        </mrow>
        <mo fence="true" stretchy="false">)</mo>
      </mrow>
      <mrow>
        <mo fence="true" stretchy="false">(</mo>
        <mrow>
          <msup>
            <mi>n</mi>
            <mrow>
              <mo stretchy="false">−</mo>
              <mi>x</mi>
            </mrow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−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-{1 over 2}-x)(n^-x)(%zeta( {1 over 2}-x )-sum from j = 1 to n {1 over j^{{1 over 2}-x}})-(-{1 over 2}+x)( n^x)(%zeta( {1 over 2}+x )-sum from j = 1 to n {1 over j^{{1 over 2}+x}}) = 0</annotation>
  </semantics>
</math>
</file>

<file path=Object 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row>
                <mi>t</mi>
                <mo stretchy="false">⋅</mo>
                <mi>i</mi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frac>
              <mn>1</mn>
              <msqrt>
                <mi>j</mi>
              </msqrt>
            </mfrac>
            <mo stretchy="false">⋅</mo>
            <mi>cos</mi>
          </mrow>
          <mrow>
            <mrow>
              <mo fence="true" stretchy="false">(</mo>
              <mrow>
                <mrow>
                  <mi>t</mi>
                  <mi>log</mi>
                  <mi>j</mi>
                </mrow>
              </mrow>
              <mo fence="true" stretchy="false">)</mo>
            </mrow>
            <mo stretchy="false">+</mo>
            <mrow>
              <mrow>
                <mi>tan</mi>
                <mrow>
                  <mo fence="true" stretchy="false">(</mo>
                  <mrow>
                    <mrow>
                      <mi>t</mi>
                      <mi>log</mi>
                      <mrow>
                        <mi>n</mi>
                        <mo stretchy="false">+</mo>
                        <mi>arctan</mi>
                      </mrow>
                      <mrow>
                        <mo fence="true" stretchy="false">(</mo>
                        <mrow>
                          <mfrac>
                            <mn>1</mn>
                            <mrow>
                              <mn>2</mn>
                              <mi>t</mi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⋅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frac>
                    <mn>1</mn>
                    <msqrt>
                      <mi>j</mi>
                    </msqrt>
                  </mfrac>
                  <mi>sin</mi>
                  <mrow>
                    <mo fence="true" stretchy="false">(</mo>
                    <mrow>
                      <mrow>
                        <mi>t</mi>
                        <mi>log</mi>
                        <mi>j</mi>
                      </mrow>
                    </mrow>
                    <mo fence="true" stretchy="false">)</mo>
                  </mrow>
                </mrow>
              </mrow>
            </mrow>
          </mrow>
        </mrow>
      </mrow>
    </mrow>
    <annotation encoding="StarMath 5.0">%zeta(1 over 2 - t cdot i ) = lim from {n rightarrow infinity }{ }

sum from j =  1 to n { 1 over sqrt j cdot cos(t log j)+{tan(t log n + arctan (1 over {2 t}) )}cdot sum from j = 1 to n {1 over {sqrt j }sin(t log j)}}</annotation>
  </semantics>
</math>
</file>

<file path=Object 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row>
                <mi>t</mi>
                <mo stretchy="false">⋅</mo>
                <mi>i</mi>
              </mrow>
            </mrow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frac>
          <mrow>
            <mi>cos</mi>
            <mrow>
              <mo fence="true" stretchy="false">(</mo>
              <mrow>
                <mrow>
                  <mi>t</mi>
                  <mi>log</mi>
                  <mrow>
                    <mfrac>
                      <mi>n</mi>
                      <mi>j</mi>
                    </mfrac>
                    <mo stretchy="false">+</mo>
                    <msup>
                      <mi>cot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cos</mi>
            <mrow>
              <mo fence="true" stretchy="false">(</mo>
              <mrow>
                <mrow>
                  <mi>t</mi>
                  <mi>log</mi>
                  <mrow>
                    <mi>n</mi>
                    <mo stretchy="false">+</mo>
                    <msup>
                      <mi>cot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%zeta(1 over 2 + t cdot i ) = lim from {n rightarrow infinity }{ }

sum from j =  1 to n {1 over sqrt j}cdot{ {cos(t log {n over j} + cot^-1 (2 t) )} over {cos(t log {n} + cot^-1 (2 t) )} }</annotation>
  </semantics>
</math>
</file>

<file path=Object 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row>
            <mrow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o stretchy="false">⋅</mo>
              <msup>
                <mi>n</mi>
                <mi>s</mi>
              </msup>
              <mo stretchy="false">⋅</mo>
              <msubsup>
                <mi>H</mi>
                <mi>n</mi>
                <mrow>
                  <mo fence="true" stretchy="false">(</mo>
                  <mrow>
                    <mi>s</mi>
                  </mrow>
                  <mo fence="true" stretchy="false">)</mo>
                </mrow>
              </msubsup>
            </mrow>
            <mo stretchy="false">−</mo>
            <mrow>
              <mi>s</mi>
              <mo stretchy="false">⋅</mo>
              <msup>
                <mi>n</mi>
                <mrow>
                  <mn>1</mn>
                  <mo stretchy="false">−</mo>
                  <mi>s</mi>
                </mrow>
              </msup>
            </mrow>
          </mrow>
          <msubsup>
            <mi>H</mi>
            <mi>n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subsup>
        </mrow>
        <mrow>
          <mrow>
            <mrow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o stretchy="false">⋅</mo>
              <msup>
                <mi>n</mi>
                <mi>s</mi>
              </msup>
            </mrow>
            <mo stretchy="false">−</mo>
            <mrow>
              <mi>s</mi>
              <mo stretchy="false">⋅</mo>
              <msup>
                <mi>n</mi>
                <mrow>
                  <mn>1</mn>
                  <mo stretchy="false">−</mo>
                  <mi>s</mi>
                </mrow>
              </msup>
              <mo stretchy="false">⋅</mo>
              <msup>
                <mn>2</mn>
                <mrow>
                  <mn>1</mn>
                  <mo stretchy="false">−</mo>
                  <mi>s</mi>
                </mrow>
              </msup>
              <mo stretchy="false">⋅</mo>
              <msup>
                <mi mathvariant="normal">π</mi>
                <mrow>
                  <mo stretchy="false">−</mo>
                  <mi>s</mi>
                </mrow>
              </msup>
            </mrow>
          </mrow>
          <mi>cos</mi>
          <mrow>
            <mrow>
              <mo fence="true" stretchy="false">(</mo>
              <mrow>
                <mfrac>
                  <mrow>
                    <mi mathvariant="normal">π</mi>
                    <mi>s</mi>
                  </mrow>
                  <mn>2</mn>
                </mfrac>
              </mrow>
              <mo fence="true" stretchy="false">)</mo>
            </mrow>
            <mo stretchy="false">⋅</mo>
            <mi mathvariant="normal">Γ</mi>
          </mrow>
          <mrow>
            <mo fence="true" stretchy="false">(</mo>
            <mrow>
              <mi>s</mi>
            </mrow>
            <mo fence="true" stretchy="false">)</mo>
          </mrow>
        </mrow>
      </mfrac>
    </mrow>
    <annotation encoding="StarMath 5.0">%zeta( s ) = lim from {n rightarrow infinity}{} { {

(1-s) cdot n^s cdot H^(s)_n - s cdot n^{1-s}H^(1-s)_n}

over

{(1-s) cdot n^s - s cdot n^{1-s} cdot 2^{1-s} cdot %pi^-s cos( {%pi s}over{2}) cdot %GAMMA(s)


} }</annotation>
  </semantics>
</math>
</file>

<file path=Object 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frac>
                <mn>1</mn>
                <mn>2</mn>
              </mfrac>
              <mo stretchy="false">−</mo>
              <mfrac>
                <mn>1</mn>
                <mn>2</mn>
              </mfrac>
            </mrow>
            <mi>tanh</mi>
            <mrow>
              <mo fence="true" stretchy="false">(</mo>
              <mrow>
                <mrow>
                  <mtext>Arccoth</mtext>
                  <mrow>
                    <mrow>
                      <mo fence="true" stretchy="false">(</mo>
                      <mrow>
                        <mrow>
                          <mn>2</mn>
                          <mrow>
                            <mi>s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frac>
                            <mn>1</mn>
                            <mn>2</mn>
                          </mfrac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  <mi>log</mi>
                  <mi>n</mi>
                </mrow>
              </mrow>
              <mo fence="true" stretchy="false">)</mo>
            </mrow>
          </mrow>
        </mrow>
        <mo fence="true" stretchy="false">)</mo>
      </mrow>
      <mrow>
        <msubsup>
          <mi>H</mi>
          <mi>n</mi>
          <mrow>
            <mo fence="true" stretchy="false">(</mo>
            <mrow>
              <mi>s</mi>
            </mrow>
            <mo fence="true" stretchy="false">)</mo>
          </mrow>
        </msubsup>
        <mo stretchy="false">+</mo>
        <mrow>
          <mo fence="true" stretchy="false">(</mo>
          <mrow>
            <mrow>
              <mrow>
                <mfrac>
                  <mn>1</mn>
                  <mn>2</mn>
                </mfrac>
                <mo stretchy="false">+</mo>
                <mfrac>
                  <mn>1</mn>
                  <mn>2</mn>
                </mfrac>
              </mrow>
              <mi>tanh</mi>
              <mrow>
                <mo fence="true" stretchy="false">(</mo>
                <mrow>
                  <mrow>
                    <mtext>Arccoth</mtext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s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frac>
                              <mn>1</mn>
                              <mn>2</mn>
                            </mfrac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  <mi>log</mi>
                    <mi>n</mi>
                  </mrow>
                </mrow>
                <mo fence="true" stretchy="false">)</mo>
              </mrow>
            </mrow>
          </mrow>
          <mo fence="true" stretchy="false">)</mo>
        </mrow>
      </mrow>
      <msubsup>
        <mi>H</mi>
        <mi>n</mi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</msubsup>
    </mrow>
    <annotation encoding="StarMath 5.0">%zeta(s ) = lim from {n rightarrow infinity }{ }

(1 over 2 - 1 over 2 tanh("Arccoth"(2s-1)+(1 over 2 - s) log n))H^(s)_n

+

(1 over 2 + 1 over 2 tanh("Arccoth"(2s-1)+(1 over 2 - s) log n))H^(1 - s)_n</annotation>
  </semantics>
</math>
</file>

<file path=Object 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/>
              </mrow>
              <mrow>
                <msubsup>
                  <mi>H</mi>
                  <mi>n</mi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s</mi>
                      </mrow>
                    </mrow>
                    <mo fence="true" stretchy="false">)</mo>
                  </mrow>
                </msubsup>
                <mo stretchy="false">⋅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tanh</mi>
                      </mrow>
                      <mrow>
                        <mo fence="true" stretchy="false">(</mo>
                        <mrow>
                          <mrow>
                            <mtext>Arccoth</mtext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s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>s</mi>
                            </mrow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n>0</mn>
      </mrow>
    </mrow>
    <annotation encoding="StarMath 5.0">Re( lim from {n rightarrow infinity}{} H^(1 over 2+s)_n cdot (1-tanh("Arccoth"(2s)-s log n))) = 0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>sin</mi>
              <mrow>
                <mo fence="true" stretchy="false">(</mo>
                <mrow>
                  <mrow>
                    <mi>t</mi>
                    <mi>log</mi>
                    <mrow>
                      <mfrac>
                        <mi>n</mi>
                        <mi>j</mi>
                      </mfrac>
                      <mo stretchy="false">+</mo>
                      <msup>
                        <mi>tan</mi>
                        <mrow>
                          <mo stretchy="false">−</mo>
                          <mn>1</mn>
                        </mrow>
                      </msup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sqrt>
              <mi>j</mi>
            </msqrt>
          </mfrac>
        </mrow>
        <mo stretchy="false">=</mo>
        <mn>0</mn>
      </mrow>
    </mrow>
    <annotation encoding="StarMath 5.0">lim from {n rightarrow infinity }{ }

sum from j =  1 to n { {sin(t log {n over j} + tan^-1 (2 t) )} over sqrt j} = 0</annotation>
  </semantics>
</math>
</file>